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inherit" svg:font-family="inherit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0fc84" officeooo:paragraph-rsid="0000fc84" style:font-size-asian="20pt" style:font-size-complex="20pt"/>
    </style:style>
    <style:style style:name="P2" style:family="paragraph" style:parent-style-name="Standard">
      <style:text-properties fo:font-size="20pt" officeooo:rsid="00013acf" officeooo:paragraph-rsid="00013acf" style:font-size-asian="20pt" style:font-size-complex="20pt"/>
    </style:style>
    <style:style style:name="P3" style:family="paragraph" style:parent-style-name="Standard">
      <style:text-properties officeooo:rsid="00013acf" officeooo:paragraph-rsid="00013acf"/>
    </style:style>
    <style:style style:name="P4" style:family="paragraph" style:parent-style-name="Standard">
      <style:text-properties officeooo:rsid="0001d6b8" officeooo:paragraph-rsid="0001d6b8"/>
    </style:style>
    <style:style style:name="P5" style:family="paragraph" style:parent-style-name="Standard">
      <style:text-properties officeooo:paragraph-rsid="0001d6b8"/>
    </style:style>
    <style:style style:name="P6" style:family="paragraph" style:parent-style-name="Standard">
      <style:text-properties officeooo:rsid="0003574a" officeooo:paragraph-rsid="0001d6b8"/>
    </style:style>
    <style:style style:name="P7" style:family="paragraph" style:parent-style-name="Standard">
      <style:text-properties officeooo:rsid="0003574a" officeooo:paragraph-rsid="0003574a"/>
    </style:style>
    <style:style style:name="P8" style:family="paragraph" style:parent-style-name="Standard">
      <style:text-properties officeooo:paragraph-rsid="00059ca7"/>
    </style:style>
    <style:style style:name="P9" style:family="paragraph" style:parent-style-name="Standard">
      <style:text-properties officeooo:rsid="00059ca7" officeooo:paragraph-rsid="00059ca7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013acf" style:font-size-asian="20pt" style:font-size-complex="20pt"/>
    </style:style>
    <style:style style:name="T3" style:family="text">
      <style:text-properties fo:font-size="20pt" officeooo:rsid="0001d6b8" style:font-size-asian="20pt" style:font-size-complex="20pt"/>
    </style:style>
    <style:style style:name="T4" style:family="text">
      <style:text-properties fo:font-size="20pt" officeooo:rsid="0003574a" style:font-size-asian="20pt" style:font-size-complex="20pt"/>
    </style:style>
    <style:style style:name="T5" style:family="text">
      <style:text-properties fo:font-size="20pt" officeooo:rsid="0003b84a" style:font-size-asian="20pt" style:font-size-complex="20pt"/>
    </style:style>
    <style:style style:name="T6" style:family="text">
      <style:text-properties fo:font-size="20pt" officeooo:rsid="00059ca7" style:font-size-asian="20pt" style:font-size-complex="20pt"/>
    </style:style>
    <style:style style:name="T7" style:family="text">
      <style:text-properties fo:font-size="20pt" officeooo:rsid="0007a41c" style:font-size-asian="20pt" style:font-size-complex="20pt"/>
    </style:style>
    <style:style style:name="T8" style:family="text">
      <style:text-properties officeooo:rsid="00059c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, i’m Francesco Milani, i’m 19 Years Old and i’m from Rossano Veneto, Italy.</text:p>
      <text:p text:style-name="P2">I’m attending the last year of high school at ITIS <text:span text:style-name="T8">E. </text:span>Fermi in <text:span text:style-name="T8">Information technology</text:span>.</text:p>
      <text:p text:style-name="P2"/>
      <text:p text:style-name="P8"><text:span text:style-name="T2">My passion for </text:span><text:span text:style-name="T6">Information technology and c</text:span><text:span text:style-name="T2">omputer </text:span><text:span text:style-name="T6">s</text:span><text:span text:style-name="T2">cience o</text:span><text:span text:style-name="T6">riginates</text:span><text:span text:style-name="T2"> from my childhood, whe</text:span><text:span text:style-name="T6">n</text:span><text:span text:style-name="T2"> i used to spend the days on the computer.</text:span></text:p>
      <text:p text:style-name="P3"><text:span text:style-name="T1"/></text:p>
      <text:p text:style-name="P4"><text:span text:style-name="T1">During my studies i did two CISCO courses about cybersecurity, Routing and Switching, and a course about safety </text:span><text:span text:style-name="T6">in the </text:span><text:span text:style-name="T1">work</text:span><text:span text:style-name="T6">place</text:span><text:span text:style-name="T1">.</text:span></text:p>
      <text:p text:style-name="P5"><text:span text:style-name="T3">I’m a </text:span><text:span text:style-name="T6">good teamworker</text:span><text:span text:style-name="T3">, and i’</text:span><text:span text:style-name="T4">m </text:span><text:span text:style-name="T3">flexib</text:span><text:span text:style-name="T4">le</text:span><text:span text:style-name="T3"> and </text:span><text:span text:style-name="T4">perseverant.</text:span></text:p>
      <text:p text:style-name="P4"><text:span text:style-name="T1"/></text:p>
      <text:p text:style-name="P5"><text:span text:style-name="T3">After school i’m thinking of going to university to study mechanical engeneering, w</text:span><text:span text:style-name="T6">hich is something that i found more intresting than computer science </text:span><text:span text:style-name="T7">because of my passion for cars and motorcycles.</text:span></text:p>
      <text:p text:style-name="P5"><text:span text:style-name="T6"/></text:p>
      <text:p text:style-name="P6"><text:span text:style-name="T5"/></text:p>
      <text:p text:style-name="P9"><text:span text:style-name="T5">I </text:span><text:span text:style-name="T1">had many work experiences, i have been a baker, a waiter, a sales agent and the last work experience i had was as a programmer during my internship experience.</text:span></text:p>
      <text:p text:style-name="P4"><text:span text:style-name="T1"/></text:p>
      <text:p text:style-name="P5"><text:span text:style-name="T3">In parallel with m</text:span><text:span text:style-name="T5">y school studies</text:span><text:span text:style-name="T3"> i’</text:span><text:span text:style-name="T6">m </text:span><text:span text:style-name="T3">attend</text:span><text:span text:style-name="T6">ing</text:span><text:span text:style-name="T3"> the ArteViva music school, where i </text:span><text:span text:style-name="T6">have been </text:span><text:span text:style-name="T3">stud</text:span><text:span text:style-name="T6">ing</text:span><text:span text:style-name="T3"> drums for </text:span><text:span text:style-name="T6">the past </text:span><text:span text:style-name="T3">14 years and Piano for 5 years.</text:span></text:p>
      <text:p text:style-name="P7"><text:span text:style-name="T1">I </text:span><text:span text:style-name="T5">also</text:span><text:span text:style-name="T1"> have been playing soccer for 10 years, and i am currently playing </text:span><text:span text:style-name="T6">at</text:span><text:span text:style-name="T1"> Vicenza Calcio.</text:span></text:p>
      <text:p text:style-name="P4"><text:span text:style-name="T1"/></text:p>
      <text:p text:style-name="P2"/>
      <text:p text:style-name="P2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inherit" svg:font-family="inherit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2T11:56:56.054000000</meta:creation-date>
    <dc:date>2019-11-02T16:24:00.729000000</dc:date>
    <meta:editing-duration>PT3H11M</meta:editing-duration>
    <meta:editing-cycles>4</meta:editing-cycles>
    <meta:generator>LibreOffice/6.3.2.2$Windows_X86_64 LibreOffice_project/98b30e735bda24bc04ab42594c85f7fd8be07b9c</meta:generator>
    <meta:document-statistic meta:table-count="0" meta:image-count="0" meta:object-count="0" meta:page-count="2" meta:paragraph-count="9" meta:word-count="187" meta:character-count="1087" meta:non-whitespace-character-count="909"/>
  </office:meta>
</office:document-meta>
</file>